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新細明體" svg:font-family="新細明體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74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PageStyle_5f_Chart1">
      <style:table-properties table:display="true" style:writing-mode="lr-tb"/>
    </style:style>
    <style:style style:name="ta2" style:family="table" style:master-page-name="PageStyle_5f_tab2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Char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Chart1.K34" table:end-x="1.321cm" table:end-y="0.115cm" draw:z-index="0" draw:name=" 0" draw:style-name="gr1" svg:width="22.903cm" svg:height="17.207cm" svg:x="0.999cm" svg:y="0.06cm">
              <draw:object draw:notify-on-update-of-ranges="tab2.A2:tab2.A8 tab2.B1:tab2.B1 tab2.B2:tab2.B8 tab2.C1:tab2.C1 tab2.C2:tab2.C8 tab2.D1:tab2.D1 tab2.D2:tab2.D8 tab2.E1:tab2.E1 tab2.E2:tab2.E8 tab2.F1:tab2.F1 tab2.F2:tab2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 table:number-rows-repeated="65533">
          <table:table-cell/>
        </table:table-row>
        <table:table-row table:style-name="ro1">
          <table:table-cell/>
        </table:table-row>
      </table:table>
      <table:table table:name="tab2" table:style-name="ta2" table:print="false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office:value-type="string">
            <text:p>IME</text:p>
          </table:table-cell>
          <table:table-cell office:value-type="string">
            <text:p>cjk</text:p>
          </table:table-cell>
          <table:table-cell office:value-type="string">
            <text:p>extA</text:p>
          </table:table-cell>
          <table:table-cell office:value-type="string">
            <text:p>extB</text:p>
          </table:table-cell>
          <table:table-cell office:value-type="string">
            <text:p>misc</text:p>
          </table:table-cell>
          <table:table-cell office:value-type="string">
            <text:p>total</text:p>
          </table:table-cell>
          <table:table-cell table:number-columns-repeated="1018"/>
        </table:table-row>
        <table:table-row table:style-name="ro1">
          <table:table-cell office:value-type="string">
            <text:p>array30.cin</text:p>
          </table:table-cell>
          <table:table-cell office:value-type="float" office:value="13260">
            <text:p>13260</text:p>
          </table:table-cell>
          <table:table-cell office:value-type="float" office:value="0">
            <text:p>0</text:p>
          </table:table-cell>
          <table:table-cell office:value-type="float" office:value="26126">
            <text:p>26126</text:p>
          </table:table-cell>
          <table:table-cell office:value-type="float" office:value="392">
            <text:p>392</text:p>
          </table:table-cell>
          <table:table-cell office:value-type="float" office:value="39778">
            <text:p>39778</text:p>
          </table:table-cell>
          <table:table-cell table:number-columns-repeated="1018"/>
        </table:table-row>
        <table:table-row table:style-name="ro1">
          <table:table-cell office:value-type="string">
            <text:p>bpmf-ext.cin</text:p>
          </table:table-cell>
          <table:table-cell office:value-type="float" office:value="13837">
            <text:p>13837</text:p>
          </table:table-cell>
          <table:table-cell office:value-type="float" office:value="4453">
            <text:p>4453</text:p>
          </table:table-cell>
          <table:table-cell office:value-type="float" office:value="18183">
            <text:p>18183</text:p>
          </table:table-cell>
          <table:table-cell office:value-type="float" office:value="38">
            <text:p>38</text:p>
          </table:table-cell>
          <table:table-cell office:value-type="float" office:value="36511">
            <text:p>36511</text:p>
          </table:table-cell>
          <table:table-cell table:number-columns-repeated="1018"/>
        </table:table-row>
        <table:table-row table:style-name="ro1">
          <table:table-cell office:value-type="string">
            <text:p>bpmf-Hsu.cin</text:p>
          </table:table-cell>
          <table:table-cell office:value-type="float" office:value="17938">
            <text:p>17938</text:p>
          </table:table-cell>
          <table:table-cell office:value-type="float" office:value="5814">
            <text:p>5814</text:p>
          </table:table-cell>
          <table:table-cell office:value-type="float" office:value="23741">
            <text:p>23741</text:p>
          </table:table-cell>
          <table:table-cell office:value-type="float" office:value="48">
            <text:p>48</text:p>
          </table:table-cell>
          <table:table-cell office:value-type="float" office:value="47541">
            <text:p>47541</text:p>
          </table:table-cell>
          <table:table-cell table:number-columns-repeated="1018"/>
        </table:table-row>
        <table:table-row table:style-name="ro1">
          <table:table-cell office:value-type="string">
            <text:p>cj-ext.cin</text:p>
          </table:table-cell>
          <table:table-cell office:value-type="float" office:value="20262">
            <text:p>20262</text:p>
          </table:table-cell>
          <table:table-cell office:value-type="float" office:value="6088">
            <text:p>6088</text:p>
          </table:table-cell>
          <table:table-cell office:value-type="float" office:value="28649">
            <text:p>28649</text:p>
          </table:table-cell>
          <table:table-cell office:value-type="float" office:value="2196">
            <text:p>2196</text:p>
          </table:table-cell>
          <table:table-cell office:value-type="float" office:value="57195">
            <text:p>57195</text:p>
          </table:table-cell>
          <table:table-cell table:number-columns-repeated="1018"/>
        </table:table-row>
        <table:table-row table:style-name="ro1">
          <table:table-cell office:value-type="string">
            <text:p>LIU57.cin</text:p>
          </table:table-cell>
          <table:table-cell office:value-type="float" office:value="13067">
            <text:p>13067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3073">
            <text:p>13073</text:p>
          </table:table-cell>
          <table:table-cell table:number-columns-repeated="1018"/>
        </table:table-row>
        <table:table-row table:style-name="ro1">
          <table:table-cell office:value-type="string">
            <text:p>liuoff.cin</text:p>
          </table:table-cell>
          <table:table-cell office:value-type="float" office:value="16878">
            <text:p>1687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6885">
            <text:p>16885</text:p>
          </table:table-cell>
          <table:table-cell table:number-columns-repeated="1018"/>
        </table:table-row>
        <table:table-row table:style-name="ro1">
          <table:table-cell office:value-type="string">
            <text:p>liupat.cin</text:p>
          </table:table-cell>
          <table:table-cell office:value-type="float" office:value="18600">
            <text:p>18600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8607">
            <text:p>18607</text:p>
          </table:table-cell>
          <table:table-cell table:number-columns-repeated="1018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新細明體" svg:font-family="新細明體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$</number:text>
      <number:number number:decimal-places="0" number:min-integer-digits="1" number:grouping="true"/>
    </number:number-style>
    <number:number-style style:name="N117">
      <number:text>-$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</number:number-style>
    <number:number-style style:name="N118">
      <style:text-properties fo:color="#ff0000"/>
      <number:text>-$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</number:number-style>
    <number:number-style style:name="N119">
      <number:text>-$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</number:number-style>
    <number:number-style style:name="N120">
      <style:text-properties fo:color="#ff0000"/>
      <number:text>-$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US$</number:text>
      <number:number number:decimal-places="0" number:min-integer-digits="1" number:grouping="true"/>
      <number:text> </number:text>
    </number:number-style>
    <number:number-style style:name="N121">
      <number:text>(US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US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US$</number:text>
      <number:number number:decimal-places="2" number:min-integer-digits="1" number:grouping="true"/>
      <number:text> </number:text>
    </number:number-style>
    <number:number-style style:name="N123">
      <number:text>(US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US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 </number:text>
      <number:number number: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integer-digits="1" number:grouping="true"/>
      <number:text> </number:text>
    </number:number-style>
    <number:number-style style:name="N129P2" style:volatile="true">
      <number:text> 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-$</number:text>
      <number:number number:decimal-places="0" number:min-integer-digits="1" number:grouping="true"/>
      <number:text> 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integer-digits="1" number:grouping="true"/>
      <number:text> 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10117" number:language="zh" number:country="TW">
      <number:day/>
      <number:text>-</number:text>
      <number:month number:textual="true"/>
      <number:text>-</number:text>
      <number:year/>
    </number:date-style>
    <number:date-style style:name="N10118" number:language="zh" number:country="TW">
      <number:day/>
      <number:text>-</number:text>
      <number:month number:textual="true"/>
    </number:date-style>
    <number:date-style style:name="N10119" number:language="zh" number:country="TW">
      <number:month number:textual="true"/>
      <number:text>-</number:text>
      <number:year/>
    </number:date-style>
    <number:time-style style:name="N1012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2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2" number:language="zh" number:country="TW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10123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2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25" number:language="zh" number:country="TW">
      <number:month/>
      <number:text>/</number:text>
      <number:day/>
      <number:text>/</number:text>
      <number:year/>
    </number:date-style>
    <number:date-style style:name="N1012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27" number:language="zh" number:country="TW">
      <number:hours number:style="long"/>
      <number:text>時</number:text>
      <number:minutes number:style="long"/>
      <number:text>分</number:text>
    </number:time-style>
    <number:time-style style:name="N10128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29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30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31P0" style:volatile="true" number:language="zh" number:country="TW">
      <number:text>$</number:text>
      <number:number number:decimal-places="0" number:min-integer-digits="1" number:grouping="true"/>
    </number:currency-style>
    <number:currency-style style:name="N10131" number:language="zh" number:country="TW">
      <number:text>-$</number:text>
      <number:number number:decimal-places="0" number:min-integer-digits="1" number:grouping="true"/>
      <style:map style:condition="value()&gt;=0" style:apply-style-name="N10131P0"/>
    </number:currency-style>
    <number:currency-style style:name="N10132P0" style:volatile="true" number:language="zh" number:country="TW">
      <number:text>$</number:text>
      <number:number number:decimal-places="0" number:min-integer-digits="1" number:grouping="true"/>
    </number:currency-style>
    <number:currency-style style:name="N10132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0132P0"/>
    </number:currency-style>
    <number:currency-style style:name="N10133P0" style:volatile="true" number:language="zh" number:country="TW">
      <number:text>$</number:text>
      <number:number number:decimal-places="2" number:min-integer-digits="1" number:grouping="true"/>
    </number:currency-style>
    <number:currency-style style:name="N10133" number:language="zh" number:country="TW">
      <number:text>-$</number:text>
      <number:number number:decimal-places="2" number:min-integer-digits="1" number:grouping="true"/>
      <style:map style:condition="value()&gt;=0" style:apply-style-name="N10133P0"/>
    </number:currency-style>
    <number:currency-style style:name="N10134P0" style:volatile="true" number:language="zh" number:country="TW">
      <number:text>$</number:text>
      <number:number number:decimal-places="2" number:min-integer-digits="1" number:grouping="true"/>
    </number:currency-style>
    <number:currency-style style:name="N10134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0134P0"/>
    </number:currency-style>
    <style:style style:name="Default" style:family="table-cell">
      <style:table-cell-properties style:rotation-align="none" style:vertical-align="middle"/>
      <style:text-properties style:font-name="新細明體" fo:font-size="12pt" style:font-name-asian="新細明體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7">2009/09/17</text:date>, <text:time>11:29:09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Chart1" style:display-name="PageStyle_Char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2" style:display-name="PageStyle_tab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08-29T15:11:14</meta:creation-date>
    <dc:creator>ericosur</dc:creator>
    <dc:date>2008-08-29T15:11:14</dc:date>
    <meta:document-statistic meta:table-count="2" meta:cell-count="48" meta:object-count="1"/>
    <meta:generator>OpenOffice.org/3.1$Win32 OpenOffice.org_project/310m11$Build-939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svg:stroke-color="#000000" svg:stroke-opacity="100%" draw:fill="none" draw:fill-color="#000000" draw:opacity="100%"/>
    </style:style>
    <style:style style:name="ch2" style:family="chart">
      <style:chart-properties chart:auto-position="true"/>
      <style:graphic-properties draw:stroke="solid" svg:stroke-width="0cm" svg:stroke-color="#000000" svg:stroke-opacity="100%" draw:fill="solid" draw:fill-color="#c0c0c0" draw:opacity="100%"/>
      <style:text-properties fo:color="#000000" style:text-outline="false" style:text-line-through-style="none" fo:font-family="新細明體" fo:font-size="12pt" fo:font-style="normal" fo:text-shadow="none" style:text-underline-style="none" fo:font-weight="normal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ch3" style:family="chart">
      <style:chart-properties chart:symbol-type="automatic" chart:auto-position="true" chart:auto-size="true" chart:spline-order="3"/>
    </style:style>
    <style:style style:name="ch4" style:family="chart" style:data-style-name="N0">
      <style:chart-properties chart:display-label="true" chart:tick-marks-major-inner="tru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新細明體" fo:font-size="12pt" fo:font-style="normal" fo:text-shadow="none" style:text-underline-style="none" fo:font-weight="normal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ch5" style:family="chart" style:data-style-name="N0">
      <style:chart-properties chart:display-label="true" chart:tick-marks-major-inner="true" chart:tick-marks-major-outer="true" chart:tick-marks-minor-inner="false" chart:tick-marks-minor-outer="false" chart:logarithmic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新細明體" fo:font-size="12pt" fo:font-style="normal" fo:text-shadow="none" style:text-underline-style="none" fo:font-weight="normal" style:font-family-asian="新細明體" style:font-size-asian="12pt" style:font-style-asian="normal" style:font-weight-asian="normal" style:font-size-complex="12pt" style:font-style-complex="normal" style:font-weight-complex="normal"/>
    </style:style>
    <style:style style:name="ch6" style:family="chart">
      <style:graphic-properties draw:stroke="solid" svg:stroke-width="0cm" svg:stroke-opacity="100%"/>
    </style:style>
    <style:style style:name="ch7" style:family="chart">
      <style:chart-properties chart:symbol-type="named-symbol" chart:symbol-name="diamond" chart:symbol-width="0.176cm" chart:symbol-height="0.176cm"/>
      <style:graphic-properties draw:stroke="solid" svg:stroke-width="0.035cm" svg:stroke-color="#000080" svg:stroke-opacity="100%" draw:fill-color="#000080" draw:opacity="100%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square" chart:symbol-width="0.176cm" chart:symbol-height="0.176cm"/>
      <style:graphic-properties draw:stroke="solid" svg:stroke-width="0.035cm" svg:stroke-color="#ff00ff" svg:stroke-opacity="100%" draw:fill-color="#ff00ff" draw:opacity="100%" dr3d:edge-rounding="0%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176cm" chart:symbol-height="0.176cm"/>
      <style:graphic-properties draw:stroke="solid" svg:stroke-width="0.035cm" svg:stroke-color="#ffff00" svg:stroke-opacity="100%" draw:fill-color="#ffff00" draw:opacity="100%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bow-tie" chart:symbol-width="0.176cm" chart:symbol-height="0.176cm"/>
      <style:graphic-properties draw:stroke="solid" svg:stroke-width="0.035cm" svg:stroke-color="#00ffff" svg:stroke-opacity="100%" draw:fill-color="#00ffff" draw:opacity="100%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hourglass" chart:symbol-width="0.176cm" chart:symbol-height="0.176cm"/>
      <style:graphic-properties draw:stroke="solid" svg:stroke-width="0.035cm" svg:stroke-color="#800080" svg:stroke-opacity="100%" draw:fill-color="#800080" draw:opacity="100%" dr3d:edge-rounding="0%"/>
      <style:text-properties fo:font-size="6pt" style:font-size-asian="6pt" style:font-size-complex="6pt"/>
    </style:style>
    <style:style style:name="ch12" style:family="chart">
      <style:graphic-properties draw:stroke="solid" svg:stroke-width="0.035cm" svg:stroke-color="#808080" svg:stroke-opacity="100%" draw:fill="solid" draw:fill-color="#c0c0c0" draw:opacity="100%"/>
    </style:style>
    <style:style style:name="ch13" style:family="chart">
      <style:graphic-properties draw:fill-color="#d9d9d9"/>
    </style:style>
  </office:automatic-styles>
  <office:body>
    <office:chart>
      <chart:chart svg:width="22.904cm" svg:height="17.208cm" chart:class="chart:line" chart:style-name="ch1">
        <chart:legend chart:legend-position="end" svg:x="20.678cm" svg:y="6.993cm" chart:style-name="ch2"/>
        <chart:plot-area chart:style-name="ch3" table:cell-range-address="tab2.A1:tab2.F8" chart:data-source-has-labels="both" svg:x="0.458cm" svg:y="0.344cm" svg:width="19.763cm" svg:height="16.176cm">
          <chart:axis chart:dimension="x" chart:name="primary-x" chart:style-name="ch4">
            <chart:categories table:cell-range-address="tab2.A2:tab2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2.B2:tab2.B8" chart:label-cell-address="tab2.B1:tab2.B1" chart:class="chart:line">
            <chart:data-point chart:repeated="7"/>
          </chart:series>
          <chart:series chart:style-name="ch8" chart:values-cell-range-address="tab2.C2:tab2.C8" chart:label-cell-address="tab2.C1:tab2.C1" chart:class="chart:line">
            <chart:data-point chart:repeated="7"/>
          </chart:series>
          <chart:series chart:style-name="ch9" chart:values-cell-range-address="tab2.D2:tab2.D8" chart:label-cell-address="tab2.D1:tab2.D1" chart:class="chart:line">
            <chart:data-point chart:repeated="7"/>
          </chart:series>
          <chart:series chart:style-name="ch10" chart:values-cell-range-address="tab2.E2:tab2.E8" chart:label-cell-address="tab2.E1:tab2.E1" chart:class="chart:line">
            <chart:data-point chart:repeated="7"/>
          </chart:series>
          <chart:series chart:style-name="ch11" chart:values-cell-range-address="tab2.F2:tab2.F8" chart:label-cell-address="tab2.F1:tab2.F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tab2.B1:tab2.B1">cjk</text:p>
              </table:table-cell>
              <table:table-cell office:value-type="string">
                <text:p text:id="tab2.C1:tab2.C1">extA</text:p>
              </table:table-cell>
              <table:table-cell office:value-type="string">
                <text:p text:id="tab2.D1:tab2.D1">extB</text:p>
              </table:table-cell>
              <table:table-cell office:value-type="string">
                <text:p text:id="tab2.E1:tab2.E1">misc</text:p>
              </table:table-cell>
              <table:table-cell office:value-type="string">
                <text:p text:id="tab2.F1:tab2.F1">total</text:p>
              </table:table-cell>
            </table:table-row>
          </table:table-header-rows>
          <table:table-rows>
            <table:table-row>
              <table:table-cell office:value-type="string">
                <text:p text:id="tab2.A2:tab2.A8">array30.cin</text:p>
              </table:table-cell>
              <table:table-cell office:value-type="float" office:value="13260">
                <text:p text:id="tab2.B2:tab2.B8">13260</text:p>
              </table:table-cell>
              <table:table-cell office:value-type="float" office:value="0">
                <text:p text:id="tab2.C2:tab2.C8">0</text:p>
              </table:table-cell>
              <table:table-cell office:value-type="float" office:value="26126">
                <text:p text:id="tab2.D2:tab2.D8">26126</text:p>
              </table:table-cell>
              <table:table-cell office:value-type="float" office:value="392">
                <text:p text:id="tab2.E2:tab2.E8">392</text:p>
              </table:table-cell>
              <table:table-cell office:value-type="float" office:value="39778">
                <text:p text:id="tab2.F2:tab2.F8">39778</text:p>
              </table:table-cell>
            </table:table-row>
            <table:table-row>
              <table:table-cell office:value-type="string">
                <text:p>bpmf-ext.cin</text:p>
              </table:table-cell>
              <table:table-cell office:value-type="float" office:value="13837">
                <text:p>13837</text:p>
              </table:table-cell>
              <table:table-cell office:value-type="float" office:value="4453">
                <text:p>4453</text:p>
              </table:table-cell>
              <table:table-cell office:value-type="float" office:value="18183">
                <text:p>18183</text:p>
              </table:table-cell>
              <table:table-cell office:value-type="float" office:value="38">
                <text:p>38</text:p>
              </table:table-cell>
              <table:table-cell office:value-type="float" office:value="36511">
                <text:p>36511</text:p>
              </table:table-cell>
            </table:table-row>
            <table:table-row>
              <table:table-cell office:value-type="string">
                <text:p>bpmf-Hsu.cin</text:p>
              </table:table-cell>
              <table:table-cell office:value-type="float" office:value="17938">
                <text:p>17938</text:p>
              </table:table-cell>
              <table:table-cell office:value-type="float" office:value="5814">
                <text:p>5814</text:p>
              </table:table-cell>
              <table:table-cell office:value-type="float" office:value="23741">
                <text:p>23741</text:p>
              </table:table-cell>
              <table:table-cell office:value-type="float" office:value="48">
                <text:p>48</text:p>
              </table:table-cell>
              <table:table-cell office:value-type="float" office:value="47541">
                <text:p>47541</text:p>
              </table:table-cell>
            </table:table-row>
            <table:table-row>
              <table:table-cell office:value-type="string">
                <text:p>cj-ext.cin</text:p>
              </table:table-cell>
              <table:table-cell office:value-type="float" office:value="20262">
                <text:p>20262</text:p>
              </table:table-cell>
              <table:table-cell office:value-type="float" office:value="6088">
                <text:p>6088</text:p>
              </table:table-cell>
              <table:table-cell office:value-type="float" office:value="28649">
                <text:p>28649</text:p>
              </table:table-cell>
              <table:table-cell office:value-type="float" office:value="2196">
                <text:p>2196</text:p>
              </table:table-cell>
              <table:table-cell office:value-type="float" office:value="57195">
                <text:p>57195</text:p>
              </table:table-cell>
            </table:table-row>
            <table:table-row>
              <table:table-cell office:value-type="string">
                <text:p>LIU57.cin</text:p>
              </table:table-cell>
              <table:table-cell office:value-type="float" office:value="13067">
                <text:p>130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3073">
                <text:p>13073</text:p>
              </table:table-cell>
            </table:table-row>
            <table:table-row>
              <table:table-cell office:value-type="string">
                <text:p>liuoff.cin</text:p>
              </table:table-cell>
              <table:table-cell office:value-type="float" office:value="16878">
                <text:p>168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6885">
                <text:p>16885</text:p>
              </table:table-cell>
            </table:table-row>
            <table:table-row>
              <table:table-cell office:value-type="string">
                <text:p>liupat.cin</text:p>
              </table:table-cell>
              <table:table-cell office:value-type="float" office:value="18600">
                <text:p>18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8607">
                <text:p>186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